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4246b" style:font-style-asian="italic" style:font-style-complex="italic"/>
    </style:style>
    <style:style style:name="P2" style:family="paragraph" style:parent-style-name="Standard">
      <style:text-properties fo:font-style="italic" officeooo:paragraph-rsid="00078e06" style:font-style-asian="italic" style:font-style-complex="italic"/>
    </style:style>
    <style:style style:name="P3" style:family="paragraph" style:parent-style-name="Standard">
      <style:text-properties fo:font-style="italic" officeooo:paragraph-rsid="00096866" style:font-style-asian="italic" style:font-style-complex="italic"/>
    </style:style>
    <style:style style:name="P4" style:family="paragraph" style:parent-style-name="Standard">
      <style:text-properties fo:font-style="italic" officeooo:paragraph-rsid="000a3ddf" style:font-style-asian="italic" style:font-style-complex="italic"/>
    </style:style>
    <style:style style:name="P5" style:family="paragraph" style:parent-style-name="Standard">
      <style:text-properties fo:font-style="italic" officeooo:paragraph-rsid="000aefe7" style:font-style-asian="italic" style:font-style-complex="italic"/>
    </style:style>
    <style:style style:name="P6" style:family="paragraph" style:parent-style-name="Standard">
      <style:text-properties fo:font-style="italic" officeooo:rsid="000bb9dd" officeooo:paragraph-rsid="000bb9dd" style:font-style-asian="italic" style:font-style-complex="italic"/>
    </style:style>
    <style:style style:name="P7" style:family="paragraph" style:parent-style-name="Standard">
      <style:text-properties fo:font-style="italic" officeooo:rsid="000ce807" officeooo:paragraph-rsid="000ce807" style:font-style-asian="italic" style:font-style-complex="italic"/>
    </style:style>
    <style:style style:name="P8" style:family="paragraph" style:parent-style-name="Standard">
      <style:text-properties fo:font-style="italic" officeooo:rsid="001052b1" officeooo:paragraph-rsid="001052b1" style:font-style-asian="italic" style:font-style-complex="italic"/>
    </style:style>
    <style:style style:name="P9" style:family="paragraph" style:parent-style-name="Standard">
      <style:text-properties fo:font-style="italic" officeooo:paragraph-rsid="001052b1" style:font-style-asian="italic" style:font-style-complex="italic"/>
    </style:style>
    <style:style style:name="P10" style:family="paragraph" style:parent-style-name="Standard">
      <style:text-properties fo:font-style="italic" officeooo:rsid="0013cad7" officeooo:paragraph-rsid="0013cad7" style:font-style-asian="italic" style:font-style-complex="italic"/>
    </style:style>
    <style:style style:name="P11" style:family="paragraph" style:parent-style-name="Standard">
      <style:text-properties style:font-name="Liberation Mono" fo:font-size="11pt" fo:font-style="normal" fo:font-weight="normal" officeooo:rsid="000ce807" officeooo:paragraph-rsid="000ce807" style:font-size-asian="11pt" style:font-style-asian="normal" style:font-weight-asian="normal" style:font-style-complex="italic"/>
    </style:style>
    <style:style style:name="P12" style:family="paragraph" style:parent-style-name="Standard">
      <style:text-properties style:font-name="Liberation Mono" fo:font-size="11pt" fo:font-style="normal" fo:font-weight="normal" officeooo:rsid="000ce807" officeooo:paragraph-rsid="000eb2f5" style:font-size-asian="11pt" style:font-style-asian="normal" style:font-weight-asian="normal" style:font-style-complex="italic"/>
    </style:style>
    <style:style style:name="P13" style:family="paragraph" style:parent-style-name="Standard">
      <style:text-properties style:font-name="Liberation Mono" fo:font-size="11pt" fo:font-style="normal" fo:font-weight="normal" officeooo:rsid="001052b1" officeooo:paragraph-rsid="001052b1" style:font-size-asian="11pt" style:font-style-asian="normal" style:font-weight-asian="normal" style:font-style-complex="italic"/>
    </style:style>
    <style:style style:name="P14" style:family="paragraph" style:parent-style-name="Standard">
      <style:text-properties fo:font-style="italic" officeooo:paragraph-rsid="000a3ddf" style:font-style-asian="italic" style:font-style-complex="italic"/>
    </style:style>
    <style:style style:name="P15" style:family="paragraph" style:parent-style-name="Standard">
      <style:text-properties fo:font-style="italic" officeooo:paragraph-rsid="001052b1" style:font-style-asian="italic" style:font-style-complex="italic"/>
    </style:style>
    <style:style style:name="T1" style:family="text">
      <style:text-properties officeooo:rsid="00096866"/>
    </style:style>
    <style:style style:name="T2" style:family="text">
      <style:text-properties officeooo:rsid="001133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 regarding Jacobi SVD</text:p>
      <text:p text:style-name="P9"/>
      <text:p text:style-name="P9"><draw:frame draw:style-name="fr1" draw:name="Object30" text:anchor-type="as-char" svg:y="-0.1484in" svg:width="0.4646in" svg:height="0.2098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; <draw:frame draw:style-name="fr1" draw:name="Object31" text:anchor-type="as-char" svg:y="-0.152in" svg:width="0.8165in" svg:height="0.2008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9"/>
      <text:p text:style-name="P8"><draw:frame draw:style-name="fr1" draw:name="Object32" text:anchor-type="as-char" svg:y="-0.152in" svg:width="0.9898in" svg:height="0.2008in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: Gi<text:span text:style-name="T2">vens</text:span> Rotation</text:p>
      <text:p text:style-name="P9"/>
      <text:p text:style-name="P9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<draw:frame draw:style-name="fr1" draw:name="Object4" text:anchor-type="as-char" svg:y="-0.172in" svg:width="0.6752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; <draw:frame draw:style-name="fr1" draw:name="Object10" text:anchor-type="as-char" svg:y="-0.1484in" svg:width="1.048in" svg:height="0.2098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; <draw:frame draw:style-name="fr1" draw:name="Object11" text:anchor-type="as-char" svg:y="-0.1484in" svg:width="1.611in" svg:height="0.2098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/>
      <text:p text:style-name="P1"><draw:frame draw:style-name="fr1" draw:name="Object5" text:anchor-type="as-char" svg:y="-0.172in" svg:width="0.659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5"><draw:frame draw:style-name="fr1" draw:name="Object22" text:anchor-type="as-char" svg:y="-0.172in" svg:width="4.3161in" svg:height="0.2083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/>
      <text:p text:style-name="P3"><text:span text:style-name="T1">Symmetry: </text:span><draw:frame draw:style-name="fr1" draw:name="Object15" text:anchor-type="as-char" svg:y="-0.1484in" svg:width="0.528in" svg:height="0.2098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/>
      <text:p text:style-name="P1"><draw:frame draw:style-name="fr1" draw:name="Object7" text:anchor-type="as-char" svg:y="-0.2807in" svg:width="1.6484in" svg:height="0.4484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1" draw:name="Object8" text:anchor-type="as-char" svg:y="-0.2807in" svg:width="0.9917in" svg:height="0.448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24" text:anchor-type="as-char" svg:y="-0.2807in" svg:width="1.6626in" svg:height="0.4484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/>
      <text:p text:style-name="P6">=&gt;</text:p>
      <text:p text:style-name="P1"/>
      <text:p text:style-name="P2"><draw:frame draw:style-name="fr1" draw:name="Object9" text:anchor-type="as-char" svg:y="-0.1484in" svg:width="1.0071in" svg:height="0.20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draw:frame draw:style-name="fr1" draw:name="Object12" text:anchor-type="as-char" svg:y="-0.1484in" svg:width="1.0071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draw:frame draw:style-name="fr1" draw:name="Object13" text:anchor-type="as-char" svg:y="-0.1484in" svg:width="0.2992in" svg:height="0.18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2"><draw:frame draw:style-name="fr1" draw:name="Object14" text:anchor-type="as-char" svg:y="-0.2807in" svg:width="6.0937in" svg:height="0.4484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807in" svg:width="5.7772in" svg:height="0.448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"><draw:frame draw:style-name="fr1" draw:name="Object18" text:anchor-type="as-char" svg:y="-0.2807in" svg:width="5.8075in" svg:height="0.448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<draw:frame draw:style-name="fr1" draw:name="Object20" text:anchor-type="as-char" svg:y="-0.2807in" svg:width="3.6902in" svg:height="0.4484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"/>
      <text:p text:style-name="P4"><draw:frame draw:style-name="fr1" draw:name="Object21" text:anchor-type="as-char" svg:y="-0.2807in" svg:width="3.6992in" svg:height="0.4484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"/>
      <text:p text:style-name="P10"><draw:frame draw:style-name="fr1" draw:name="Object33" text:anchor-type="as-char" svg:y="-0.172in" svg:width="0.572in" svg:height="0.233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"/>
      <text:p text:style-name="P4"><draw:frame draw:style-name="fr1" draw:name="Object23" text:anchor-type="as-char" svg:y="-0.2807in" svg:width="2.7555in" svg:height="0.4484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text:soft-page-break/><draw:frame draw:style-name="fr1" draw:name="Object25" text:anchor-type="as-char" svg:y="-0.2807in" svg:width="2.7098in" svg:height="0.4484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P4"><draw:frame draw:style-name="fr1" draw:name="Object26" text:anchor-type="as-char" svg:y="-0.1484in" svg:width="0.5339in" svg:height="0.2098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:</text:p>
      <text:p text:style-name="P4"/>
      <text:p text:style-name="P7">=&gt;</text:p>
      <text:p text:style-name="P7"/>
      <text:p text:style-name="P7"><draw:frame draw:style-name="fr1" draw:name="Object27" text:anchor-type="as-char" svg:y="-0.172in" svg:width="3.6311in" svg:height="0.2335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"/>
      <text:p text:style-name="P7"><draw:frame draw:style-name="fr1" draw:name="Object29" text:anchor-type="as-char" svg:y="-0.2693in" svg:width="3.0965in" svg:height="0.4543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3">=&gt;</text:p>
      <text:p text:style-name="P11"/>
      <text:p text:style-name="P12"><draw:frame draw:style-name="fr1" draw:name="Object28" text:anchor-type="as-char" svg:y="-0.2925in" svg:width="1.4272in" svg:height="0.4898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07T18:06:58.510165122</dc:date>
    <meta:editing-duration>PT4H54M55S</meta:editing-duration>
    <meta:editing-cycles>8</meta:editing-cycles>
    <meta:document-statistic meta:table-count="0" meta:image-count="0" meta:object-count="33" meta:page-count="2" meta:paragraph-count="26" meta:word-count="17" meta:character-count="74" meta:non-whitespace-character-count="62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row>
      <mrow>
        <msub>
          <mi>g</mi>
          <mi mathvariant="italic">ii</mi>
        </msub>
        <mo stretchy="false">=</mo>
        <mn>1</mn>
      </mrow>
      <mo stretchy="false">∀</mo>
      <mrow>
        <mi>i</mi>
        <mo stretchy="false">≠</mo>
        <mi>k</mi>
      </mrow>
      <mi>,</mi>
      <mi>l</mi>
    </mrow>
    <annotation encoding="StarMath 5.0">g_ii = 1 forall i &lt;&gt; k,l 

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n>0</mn>
      </mrow>
      <mo stretchy="false">∀</mo>
      <mrow>
        <mi>i</mi>
        <mo stretchy="false">≠</mo>
        <mrow>
          <mi>j</mi>
          <mo stretchy="false">∧</mo>
          <mi>i</mi>
        </mrow>
      </mrow>
      <mi>,</mi>
      <mrow>
        <mi>j</mi>
        <mo stretchy="false">≠</mo>
        <mi>k</mi>
      </mrow>
      <mi>,</mi>
      <mi>l</mi>
    </mrow>
    <annotation encoding="StarMath 5.0">g_ij = 0 forall i &lt;&gt; j &amp; i,j &lt;&gt; k,l


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

<file path=Object 13/content.xml><?xml version="1.0" encoding="utf-8"?>
<math xmlns="http://www.w3.org/1998/Math/MathML" display="block">
  <semantics>
    <mrow>
      <mo stretchy="false">∀</mo>
      <mi>i</mi>
    </mrow>
    <annotation encoding="StarMath 5.0">forall i
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sum from { { r = 0 } } to { n-1 } g_kr tilde a_rl  
= sum from { { r = 0 } } to { n-1 } g_kr (a_rl c - a_rk s) 
= c(a_kl c - a_kk s) + s (a_"ll" c - a_lk s) 
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text>ll</mtext>
              </msub>
              <mrow>
                <mi>c</mi>
                <mo stretchy="false">−</mo>
                <msub>
                  <mi>a</mi>
                  <mi mathvariant="italic">lk</mi>
                </msub>
              </mrow>
              <mi>s</mi>
            </mrow>
          </mrow>
          <mo fence="true" stretchy="false">)</mo>
        </mrow>
        <mo stretchy="false">−</mo>
        <mi>s</mi>
      </mrow>
      <mrow>
        <mrow>
          <mo fence="true" stretchy="false">(</mo>
          <mrow>
            <mrow>
              <msub>
                <mi>a</mi>
                <mi mathvariant="italic">kl</mi>
              </msub>
              <mrow>
                <mi>c</mi>
                <mo stretchy="false">−</mo>
                <msub>
                  <mi>a</mi>
                  <mi mathvariant="italic">k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
= sum from { { r = 0 } } to { n-1 } g_lr tilde a_rl  
= sum from { { r = 0 } } to { n-1 } g_lr (a_rl c - a_rk s)  
= c (a_"ll" c - a_lk s) - s (a_kl c - a_kk s)
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sub>
                <mi>a</mi>
                <mi mathvariant="italic">kk</mi>
              </msub>
              <mrow>
                <mi>c</mi>
                <mo stretchy="false">+</mo>
                <msub>
                  <mi>a</mi>
                  <mi mathvariant="italic">kl</mi>
                </msub>
              </mrow>
              <mi>s</mi>
            </mrow>
          </mrow>
          <mo fence="true" stretchy="false">)</mo>
        </mrow>
        <mo stretchy="false">+</mo>
        <mi>s</mi>
      </mrow>
      <mrow>
        <mrow>
          <mo fence="true" stretchy="false">(</mo>
          <mrow>
            <mrow>
              <msub>
                <mi>a</mi>
                <mi mathvariant="italic">lk</mi>
              </msub>
              <mrow>
                <mi>c</mi>
                <mo stretchy="false">+</mo>
                <msub>
                  <mi>a</mi>
                  <mtext>ll</mtext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sum from { { r = 0 } } to { n-1 } g_kr tilde a_rk  
= sum from { { r = 0 } } to { n-1 } g_kr (a_rk c + a_rl s)
= c (a_kk c + a_kl s) + s (a_lk c + a_"ll" s)
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k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k</mi>
              </msub>
              <mrow>
                <mi>c</mi>
                <mo stretchy="false">+</mo>
                <msub>
                  <mi>a</mi>
                  <mi mathvariant="italic">rl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k = sum from { { r = 0 } } to { n-1 } g_ir tilde a_rk  
= sum from { { r = 0 } } to { n-1 } g_ir (a_rk c + a_rl s)  
= a_ik c + a_il s 
forall i &lt;&gt; k,l  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over accent="true">
          <msub>
            <mi>a</mi>
            <mi mathvariant="italic">rl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row>
        <mrow>
          <mo fence="true" stretchy="false">(</mo>
          <mrow>
            <mrow>
              <msub>
                <mi>a</mi>
                <mi mathvariant="italic">rl</mi>
              </msub>
              <mrow>
                <mi>c</mi>
                <mo stretchy="false">−</mo>
                <msub>
                  <mi>a</mi>
                  <mi mathvariant="italic">rk</mi>
                </msub>
              </mrow>
              <mi>s</mi>
            </mrow>
          </mrow>
          <mo fence="true" stretchy="false">)</mo>
        </mrow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  <mo stretchy="false">∀</mo>
      <mrow>
        <mi>i</mi>
        <mo stretchy="false">≠</mo>
        <mi>k</mi>
      </mrow>
      <mi>,</mi>
      <mi>l</mi>
    </mrow>
    <annotation encoding="StarMath 5.0">a'_il = sum from { { r = 0 } } to { n-1 } g_ir tilde a_rl
= sum from { { r = 0 } } to { n-1 } g_ir (a_rl c - a_rk s)
= a_il c - a_ik s
forall i &lt;&gt; k,l  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ks</mi>
          </msub>
        </mrow>
      </mrow>
      <mrow>
        <msub>
          <mi>q</mi>
          <mi mathvariant="italic">si</mi>
        </msub>
        <mo stretchy="false">=</mo>
        <msub>
          <mi>g</mi>
          <mi mathvariant="italic">kk</mi>
        </msub>
      </mrow>
      <mrow>
        <msub>
          <mi>q</mi>
          <mi mathvariant="italic">ki</mi>
        </msub>
        <mo stretchy="false">+</mo>
        <msub>
          <mi>g</mi>
          <mi mathvariant="italic">kl</mi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
= sum from { { s = 0 } } to { n-1 } g_ks q_si 
= g_kk q_ki + g_kl q_li = c q_ki + s q_li

</annotation>
  </semantics>
</math>
</file>

<file path=Object 24/content.xml><?xml version="1.0" encoding="utf-8"?>
<math xmlns="http://www.w3.org/1998/Math/MathML" display="block">
  <semantics>
    <mrow>
      <mi>r</mi>
      <mrow>
        <msub>
          <mi>'</mi>
          <mi mathvariant="italic">ij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row>
        <msubsup>
          <mi>g</mi>
          <mi mathvariant="italic">sj</mi>
          <mi>T</mi>
        </msubsup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r</mi>
            <mi mathvariant="italic">is</mi>
          </msub>
        </mrow>
      </mrow>
      <msub>
        <mi>g</mi>
        <mi mathvariant="italic">js</mi>
      </msub>
    </mrow>
    <annotation encoding="StarMath 5.0">r'_ij = sum from { { s = 0 } } to { n-1 } r_is g^T_sj
= sum from { { s = 0 } } to { n-1 } r_is g_js
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row>
          <munderover>
            <mo stretchy="false">∑</mo>
            <mrow>
              <mi>s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ls</mi>
          </msub>
        </mrow>
      </mrow>
      <mrow>
        <msub>
          <mi>q</mi>
          <mi mathvariant="italic">si</mi>
        </msub>
        <mo stretchy="false">=</mo>
        <msub>
          <mi>g</mi>
          <mi mathvariant="italic">lk</mi>
        </msub>
      </mrow>
      <mrow>
        <msub>
          <mi>q</mi>
          <mi mathvariant="italic">ki</mi>
        </msub>
        <mo stretchy="false">+</mo>
        <msub>
          <mi>g</mi>
          <mtext>ll</mtext>
        </msub>
      </mrow>
      <mrow>
        <msub>
          <mi>q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
= sum from { { s = 0 } } to { n-1 } g_ls q_si 
= g_lk q_ki + g_"ll" q_li
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row>
        <mn>0</mn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  <mo stretchy="false">⇒</mo>
      <msub>
        <mi>a</mi>
        <mi mathvariant="italic">kl</mi>
      </msub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=</mo>
        <mi mathvariant="italic">cs</mi>
      </mrow>
      <mrow>
        <mo fence="true" stretchy="false">(</mo>
        <mrow>
          <mrow>
            <msub>
              <mi>a</mi>
              <mi mathvariant="italic">kk</mi>
            </msub>
            <mo stretchy="false">−</mo>
            <msub>
              <mi>a</mi>
              <mtext>ll</mtext>
            </msub>
          </mrow>
        </mrow>
        <mo fence="true" stretchy="false">)</mo>
      </mrow>
    </mrow>
    <annotation encoding="StarMath 5.0">0 = a_kl(c^2-s^2) + cs (a_"ll"- a_kk) drarrow a_kl(c^2-s^2) = cs (a_kk - a_"ll")
</annotation>
  </semantics>
</math>
</file>

<file path=Object 28/content.xml><?xml version="1.0" encoding="utf-8"?>
<math xmlns="http://www.w3.org/1998/Math/MathML" display="block">
  <semantics>
    <mrow>
      <mfrac>
        <msub>
          <mi>a</mi>
          <mi mathvariant="italic">kl</mi>
        </msub>
        <mrow>
          <mo fence="true" stretchy="false">(</mo>
          <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row>
          <mo fence="true" stretchy="false">)</mo>
        </mrow>
      </mfrac>
      <mo stretchy="false">=</mo>
      <mfrac>
        <mi mathvariant="italic">cs</mi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i mathvariant="normal">θ</mi>
            </mrow>
            <mo fence="true" stretchy="false">)</mo>
          </mrow>
        </mrow>
        <mrow>
          <mo fence="true" stretchy="false">(</mo>
          <mrow>
            <mrow>
              <mrow>
                <mn>1</mn>
                <mo stretchy="false">−</mo>
                <msup>
                  <mi>tan</mi>
                  <mn>2</mn>
                </msup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</mfrac>
      <mo stretchy="false">=</mo>
      <mfrac>
        <mrow>
          <mi>tan</mi>
          <mrow>
            <mo fence="true" stretchy="false">(</mo>
            <mrow>
              <mrow>
                <mn>2</mn>
                <mi mathvariant="normal">θ</mi>
              </mrow>
            </mrow>
            <mo fence="true" stretchy="false">)</mo>
          </mrow>
        </mrow>
        <mn>2</mn>
      </mfrac>
    </mrow>
    <annotation encoding="StarMath 5.0">a_kl over (a_kk - a_"ll") = cs over (c^2-s^2) = {tan(%theta) }over (1-tan^2(%theta)) = { tan(2%theta) } over 2
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31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4/content.xml><?xml version="1.0" encoding="utf-8"?>
<math xmlns="http://www.w3.org/1998/Math/MathML" display="block">
  <semantics>
    <mrow>
      <mrow>
        <msup>
          <mi>s</mi>
          <mn>2</mn>
        </msup>
        <mo stretchy="false">+</mo>
        <msup>
          <mi>c</mi>
          <mn>2</mn>
        </msup>
      </mrow>
      <mo stretchy="false">=</mo>
      <mn>1</mn>
    </mrow>
    <annotation encoding="StarMath 5.0">s^2+c^2=1


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7/content.xml><?xml version="1.0" encoding="utf-8"?>
<math xmlns="http://www.w3.org/1998/Math/MathML" display="block">
  <semantics>
    <mrow>
      <mrow>
        <mover accent="true">
          <msub>
            <mi>a</mi>
            <mi mathvariant="italic">ij</mi>
          </msub>
          <mo stretchy="false">~</mo>
        </mover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row>
        <msubsup>
          <mi>g</mi>
          <mi mathvariant="italic">rj</mi>
          <mi>T</mi>
        </msubsup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r</mi>
          </msub>
        </mrow>
      </mrow>
      <msub>
        <mi>g</mi>
        <mi mathvariant="italic">jr</mi>
      </msub>
    </mrow>
    <annotation encoding="StarMath 5.0">tilde a_ij = sum from { { r = 0 } } to { n-1 } a_ir g_rj^T  = sum from { { r = 0 } } to { n-1 } a_ir g_jr

</annotation>
  </semantics>
</math>
</file>

<file path=Object 8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g</mi>
            <mi mathvariant="italic">ir</mi>
          </msub>
        </mrow>
      </mrow>
      <mover accent="true">
        <msub>
          <mi>a</mi>
          <mi mathvariant="italic">rj</mi>
        </msub>
        <mo stretchy="false">~</mo>
      </mover>
    </mrow>
    <annotation encoding="StarMath 5.0">a'_ij = sum from { { r = 0 } } to { n-1 } g_ir tilde a_rj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a</mi>
            <mi mathvariant="italic">ik</mi>
          </msub>
          <mo stretchy="false">~</mo>
        </mover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tilde a_ik = a_ik c + a_il s

</annotation>
  </semantics>
</math>
</file>